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4pt" style:font-size-asian="4pt" style:font-size-complex="4pt"/>
    </style:style>
    <style:style style:name="P2" style:family="paragraph" style:parent-style-name="Preformatted_20_Text">
      <style:paragraph-properties fo:margin-top="0in" fo:margin-bottom="0.1965in" style:contextual-spacing="false"/>
      <style:text-properties fo:font-size="4pt" style:font-size-asian="4pt" style:font-size-complex="4pt"/>
    </style:style>
    <style:style style:name="P3" style:family="paragraph" style:parent-style-name="Standard">
      <style:text-properties style:font-name="Nova Square" fo:font-size="16pt" officeooo:rsid="00185676" officeooo:paragraph-rsid="00185676" style:font-size-asian="14pt" style:font-size-complex="16pt"/>
    </style:style>
    <style:style style:name="P4" style:family="paragraph" style:parent-style-name="Standard">
      <style:text-properties style:font-name="Nova Square" fo:font-size="16pt" officeooo:rsid="0019ae51" officeooo:paragraph-rsid="0019ae51" style:font-size-asian="14pt" style:font-size-complex="16pt"/>
    </style:style>
    <style:style style:name="P5" style:family="paragraph" style:parent-style-name="Standard">
      <style:text-properties style:font-name="Nova Square" fo:font-size="16pt" officeooo:rsid="0019ae51" officeooo:paragraph-rsid="001c3c79" style:font-size-asian="14pt" style:font-size-complex="16pt"/>
    </style:style>
    <style:style style:name="P6" style:family="paragraph" style:parent-style-name="Standard">
      <style:text-properties style:font-name="Nova Square" fo:font-size="16pt" officeooo:rsid="001ab0e5" officeooo:paragraph-rsid="001ab0e5" style:font-size-asian="14pt" style:font-size-complex="16pt"/>
    </style:style>
    <style:style style:name="P7" style:family="paragraph" style:parent-style-name="Standard">
      <style:text-properties style:font-name="Nova Square" fo:font-size="16pt" officeooo:rsid="001c3c79" officeooo:paragraph-rsid="001c3c79" style:font-size-asian="14pt" style:font-size-complex="16pt"/>
    </style:style>
    <style:style style:name="P8" style:family="paragraph" style:parent-style-name="Standard">
      <style:text-properties style:font-name="Nova Square" fo:font-size="16pt" officeooo:rsid="001c3c79" officeooo:paragraph-rsid="001e30ab" style:font-size-asian="14pt" style:font-size-complex="16pt"/>
    </style:style>
    <style:style style:name="T1" style:family="text">
      <style:text-properties officeooo:rsid="00185676"/>
    </style:style>
    <style:style style:name="T2" style:family="text">
      <style:text-properties officeooo:rsid="001ab0e5"/>
    </style:style>
    <style:style style:name="T3" style:family="text">
      <style:text-properties style:font-name="Nova Square" officeooo:rsid="00185676"/>
    </style:style>
    <style:style style:name="T4" style:family="text">
      <style:text-properties officeooo:rsid="001c3c79"/>
    </style:style>
    <style:style style:name="T5" style:family="text">
      <style:text-properties officeooo:rsid="001e3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=open(“Premodel.txt”,”w+”)</text:p>
      <text:p text:style-name="P5"><text:span text:style-name="T4">b</text:span><text:span text:style-name="T1">=["ChaliceRot"+str(index) for index in range(61)]</text:span></text:p>
      <text:p text:style-name="P7">for e in b:</text:p>
      <text:p text:style-name="P7"><text:s text:c="4"/>a.write(e+”.png “)</text:p>
      <text:p text:style-name="P8">a.flush()</text:p>
      <text:p text:style-name="P8"><text:span text:style-name="T5">a.close(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draw:fill="solid" draw:fill-color="#ffdbb6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32:14.265000000</meta:creation-date>
    <dc:date>2021-03-04T10:14:57.144000000</dc:date>
    <meta:editing-duration>P1DT23H42M40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14" meta:character-count="129" meta:non-whitespace-character-count="116"/>
  </office:meta>
</office:document-meta>
</file>